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Häuptli, Manuel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CSRF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2"/>
          <table:table-cell table:style-name="ce12" office:value-type="string" calcext:value-type="string">
            <text:p>Overall: Sehr guter Vortrag! Sie haben viel</text:p>
            <text:p>Zeit und Mühe investiert, super!</text:p>
          </table:table-cell>
        </table:table-row>
        <table:table-row table:style-name="ro5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ein eindrückliches Beispiel wäre hier notwendig gewesen, </text:p>
            <text:p>z.B. Link mit "/send/money" oder so,</text:p>
            <text:p><text:span text:style-name="T1">    so war wenig klar, was denn nun genau missbraucht wird.</text:span></text:p>
          </table:table-cell>
        </table:table-row>
        <table:table-row table:style-name="ro6">
          <table:table-cell office:value-type="string" calcext:value-type="string">
            <text:p>Mind. 1 mögliche Schutzmassnahme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innvoller Einsatz von Hilfsmittel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Einstieg mit schwer verständlichem Code,</text:p>
            <text:p><text:span text:style-name="T1">Code sehr dunkel und klein --&gt; schlecht/nicht lesbar</text:span></text:p>
          </table:table-cell>
        </table:table-row>
        <table:table-row table:style-name="ro6">
          <table:table-cell office:value-type="string" calcext:value-type="string">
            <text:p>Demo: der Kandidat kann die Anwendung der Bedrohung demonstrier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k, etwas undurchsichtig. hier wäre bessere Erklärung notwendig gewesen.</text:p>
          </table:table-cell>
        </table:table-row>
        <table:table-row table:style-name="ro6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emo: der Kandidat kann die Schutzmassnahme demonstrie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, etwas undurchsichtig. hier wäre bessere Erklärung notwendig gewesen.</text:p>
          </table:table-cell>
        </table:table-row>
        <table:table-row table:style-name="ro6">
          <table:table-cell office:value-type="string" calcext:value-type="string">
            <text:p>Die vorgegebene Zeit wurde eingehalt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as Handout ist sauber, fehlerfrei und übersichtlich gestalt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as Handout erklärt das Bedrohungsszenario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as Handout erklärt die mögliche(n) Schutzmassnahme(n)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6">
          <table:table-cell office:value-type="string" calcext:value-type="string">
            <text:p>Das Handout zeigt ein Code-Beispiel für die Schutzmassnahm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5.6875" calcext:value-type="float">
            <text:p>5.7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93.75" calcext:value-type="float">
            <text:p>93.75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9:37:57.4472948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09:47:58.872732691</dc:date>
    <meta:editing-duration>P8DT17H32M4S</meta:editing-duration>
    <meta:editing-cycles>346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0" meta:object-count="0"/>
  </office:meta>
</office:document-meta>
</file>